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970" officeooo:paragraph-rsid="0004c970"/>
    </style:style>
    <style:style style:name="P2" style:family="paragraph" style:parent-style-name="Standard">
      <style:text-properties officeooo:paragraph-rsid="0004c970"/>
    </style:style>
    <style:style style:name="P3" style:family="paragraph" style:parent-style-name="Standard">
      <style:text-properties officeooo:rsid="000654fb" officeooo:paragraph-rsid="000654fb"/>
    </style:style>
    <style:style style:name="P4" style:family="paragraph" style:parent-style-name="Standard">
      <style:text-properties officeooo:rsid="0007e135" officeooo:paragraph-rsid="0007e135"/>
    </style:style>
    <style:style style:name="P5" style:family="paragraph" style:parent-style-name="Standard">
      <style:text-properties style:text-underline-style="none" fo:font-weight="normal" officeooo:rsid="0004c970" officeooo:paragraph-rsid="0004c97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654fb" officeooo:paragraph-rsid="000654f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7e135" officeooo:paragraph-rsid="0007e135" style:font-weight-asian="normal" style:font-weight-complex="normal"/>
    </style:style>
    <style:style style:name="T1" style:family="text">
      <style:text-properties officeooo:rsid="0004c97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c970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7e135" style:font-weight-asian="normal" style:font-weight-complex="normal"/>
    </style:style>
    <style:style style:name="T6" style:family="text">
      <style:text-properties officeooo:rsid="0007e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nrique Emmanuel Rios Chyrnia</text:p>
      <text:p text:style-name="P7"><text:tab/>Informe de proyecto 1. Assemblre: Simón dice</text:p>
      <text:p text:style-name="P7">Descripción: </text:p>
      <text:p text:style-name="P7"><text:tab/>El juego consiste en memorizar una linea de texto, luego escribirla sin tener errores.</text:p>
      <text:p text:style-name="P7">Podrás cometer hasta 3 errores, una vez alcanzado este numero se te informara de la cantidad de desaciertos y aciertos que tuviste, llamados victorias y derrotas.</text:p>
      <text:p text:style-name="P7">El juego tiene 9 niveles, cada 3 niveles el tiempo para memorizar disminuye en 2 segundos.</text:p>
      <text:p text:style-name="P7">El juegador es capaz de salirse cuando quiera, al finalizar cada nivel se le mostrara su progreso hasta entonces y se le preguntara si desea salir, de ser asi apretar “/” luego enter. De querer seguir jugando apretar solo enter.</text:p>
      <text:p text:style-name="P7"/>
      <text:p text:style-name="P7">Buenas profesor.</text:p>
      <text:p text:style-name="P7"><text:tab/>Dificultades.</text:p>
      <text:p text:style-name="P7">-Falta de documentación sobre muchas interrupciones y los parametros que estas necesitan</text:p>
      <text:p text:style-name="P7">-Nulo conocimiento sobre casi todo el código, como crear un array, como recorrerlo, como comparar los arrays.</text:p>
      <text:p text:style-name="P7">-Me costo bastante comenzar a escribir el código, programe el juego en java para ver que era lo que tenia que hacer, y a pesar de tener el juego mentalizado fue dificil programarlo.</text:p>
      <text:p text:style-name="P7">Al final me valí de un libro en ingles sobre emu8086, muy útil, súper recomendado para la documentación pero no lo compartiré porque no quiero que se comparta.</text:p>
      <text:p text:style-name="P7"><text:tab/>Implementación avanzada</text:p>
      <text:p text:style-name="P7"><text:s text:c="2"/>Hago un incapie en que todo lo que implemente para mi es avanzado, nada fue fácil entonces hay que darle respeto a cada linea de código.</text:p>
      <text:p text:style-name="P7">Sin embargo, a pesar de mis múltiples etiquetas cargadas de complejos algoritmos, estos fueron hechos con tiempo y utilizando conocimiento que acumule a través de la investigación, lo que si me costo comprender mucho fue.</text:p>
      <text:p text:style-name="P7">-CambiarColor: Esta etiqueta la termine sacando de wikipedia, investigue lo suficiente para toparme con la interrupción int 10h, y encontré que podía servir para cambiar de color el texto, fondo e incluso llenar el cmd con símbolos, lo cual use para darle un mejor look a la presentación del juego.</text:p>
      <text:p text:style-name="P7">-PausarJuego: El código base lo saque de Stack Overflow, luego lo modifique y optimice para aprovechar la recursividad, haciendo no solo pause 1 segundo, sino que puedas ordenarle la cantidad de segundos a voluntad, recibe como parametro la variable “tiempoPausa”</text:p>
      <text:p text:style-name="P7">-Limpiar pantalla: Similar a cambiarColor, solo que este limpia la pantalla.</text:p>
      <text:p text:style-name="P7">-Continuar: Le pide al usuario un carácter, se lee y compara con /, si coincide el juego finaliza, de lo contrario el juego sigue.</text:p>
      <text:p text:style-name="P7">Cada etiqueta tiene su descripción dentro del codigo, sea libre de checarla y la documentación de donde saque referencias al código esta también dento del código fuente, realmente todo esta ahí sientase libre de revisarlo.</text:p>
      <text:p text:style-name="P7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3T18:42:50.187000000</dc:date>
    <meta:editing-duration>PT22M4S</meta:editing-duration>
    <meta:editing-cycles>5</meta:editing-cycles>
    <meta:document-statistic meta:table-count="0" meta:image-count="0" meta:object-count="0" meta:page-count="1" meta:paragraph-count="22" meta:word-count="424" meta:character-count="2594" meta:non-whitespace-character-count="2183"/>
  </office:meta>
</office:document-meta>
</file>